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0.6638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1.0665in"/>
    </style:style>
    <style:style style:name="co9" style:family="table-column">
      <style:table-column-properties fo:break-before="auto" style:column-width="1.1319in"/>
    </style:style>
    <style:style style:name="co10" style:family="table-column">
      <style:table-column-properties fo:break-before="auto" style:column-width="0.5661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4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0071in 0.0075in 0.0071in" fo:border-right="1.56pt double-thin #0066ff" style:border-line-width-right="0.0071in 0.0075in 0.0071in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0071in 0.0075in 0.0071in" fo:border-right="1.56pt double-thin #0066ff" style:border-line-width-right="0.0071in 0.0075in 0.0071in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3.7217in" svg:height="2.1752in" svg:x="7.0594in" svg:y="6.2425in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33.71" calcext:value-type="float">
            <text:p>33.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01" calcext:value-type="float">
            <text:p>5.0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.08" calcext:value-type="float">
            <text:p>2.08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6.53" calcext:value-type="float">
            <text:p>16.53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4.35" calcext:value-type="float">
            <text:p>4.35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.55" calcext:value-type="float">
            <text:p>2.55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2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0:33:19.162567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4T10:38:12.216268088</dc:date>
    <meta:editing-duration>PT10H22M5S</meta:editing-duration>
    <meta:editing-cycles>77</meta:editing-cycles>
    <meta:generator>LibreOffice/4.3.3.2$Linux_x86 LibreOffice_project/430m0$Build-2</meta:generator>
    <meta:document-statistic meta:table-count="6" meta:cell-count="3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